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91000">
            <text:p>91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68500">
            <text:p>68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22500">
            <text:p>22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5000">
            <text:p>5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table:number-columns-repeated="3"/>
          <table:table-cell table:style-name="ce2" table:formula="of:=SUM([.B59:.F59])" office:value-type="float" office:value="18400">
            <text:p>18400</text:p>
          </table:table-cell>
          <table:table-cell table:formula="of:=SUM([.B90:.F90])" office:value-type="float" office:value="681.481481481482">
            <text:p>681.481481481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681.481481481482">
            <text:p>681.481481481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681.481481481482">
            <text:p>681.48148148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90:.F90])" office:value-type="float" office:value="362.962962962963">
            <text:p>362.96296296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C90])" office:value-type="float" office:value="362.962962962963">
            <text:p>362.96296296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681.481481481482">
            <text:p>681.481481481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5"/>
          <table:table-cell table:formula="of:=SUM([.B90:.F90])" office:value-type="float" office:value="681.481481481482">
            <text:p>681.48148148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681.481481481482">
            <text:p>681.48148148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59]/27" office:value-type="float" office:value="318.518518518519">
            <text:p>318.5185185185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2" office:value-type="float" office:value="0">
            <text:p>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15037.037037037">
            <text:p>15037.037037037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5/17/2016</text:date>, <text:time>11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7T11:05:54</dc:date>
    <meta:editing-duration>P7DT1H54M32S</meta:editing-duration>
    <meta:editing-cycles>2441</meta:editing-cycles>
    <meta:generator>OpenOffice/4.1.1$Unix OpenOffice.org_project/411m6$Build-9775</meta:generator>
    <dc:creator>Hasmik Dabaghyan</dc:creator>
    <meta:document-statistic meta:table-count="14" meta:cell-count="6026" meta:object-count="0"/>
  </office:meta>
</office:document-meta>
</file>